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table:style-name="ce1">
            <text:p>rownames(su$normality)</text:p>
          </table:table-cell>
          <table:table-cell office:value-type="string" table:style-name="ce1">
            <text:p>Skewness</text:p>
          </table:table-cell>
          <table:table-cell office:value-type="string" table:style-name="ce1">
            <text:p>Kurtosis</text:p>
          </table:table-cell>
          <table:table-cell office:value-type="string" table:style-name="ce1">
            <text:p>Shapiro_W</text:p>
          </table:table-cell>
          <table:table-cell office:value-type="string" table:style-name="ce1">
            <text:p>Shapiro_p</text:p>
          </table:table-cell>
        </table:table-row>
        <table:table-row table:style-name="ro1">
          <table:table-cell office:value-type="string" table:style-name="ce1">
            <text:p>Error</text:p>
          </table:table-cell>
          <table:table-cell office:value-type="float" office:value="0.780562922968999" table:style-name="ce1">
            <text:p>0.780562922968999</text:p>
          </table:table-cell>
          <table:table-cell office:value-type="float" office:value="10.1077718202588" table:style-name="ce1">
            <text:p>10.1077718202588</text:p>
          </table:table-cell>
          <table:table-cell office:value-type="float" office:value="0.959648117997649" table:style-name="ce1">
            <text:p>0.959648117997649</text:p>
          </table:table-cell>
          <table:table-cell office:value-type="float" office:value="7.93003217196873e-23" table:style-name="ce1">
            <text:p>7.93003217196873e-23</text:p>
          </table:table-cell>
        </table:table-row>
        <table:table-row table:style-name="ro1">
          <table:table-cell office:value-type="string" table:style-name="ce1">
            <text:p>Random_effect</text:p>
          </table:table-cell>
          <table:table-cell office:value-type="float" office:value="1.06662201949919" table:style-name="ce1">
            <text:p>1.06662201949919</text:p>
          </table:table-cell>
          <table:table-cell office:value-type="float" office:value="5.67888534366161" table:style-name="ce1">
            <text:p>5.67888534366161</text:p>
          </table:table-cell>
          <table:table-cell office:value-type="float" office:value="0.944331944344595" table:style-name="ce1">
            <text:p>0.944331944344595</text:p>
          </table:table-cell>
          <table:table-cell office:value-type="float" office:value="2.18554884656207e-05" table:style-name="ce1">
            <text:p>2.18554884656207e-05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